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b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bProcessorException.JobProcessorException( Throwable cause , boolean re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obProcessorException.JobProcessorException( boolean re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bInfo.JobInfo( String jobName , Map &lt; String , Object &gt; jobDetail , int retry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